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77.25pt" style:use-optimal-column-width="false"/>
    </style:style>
    <style:style style:name="ACOL-9" style:family="table-column">
      <style:table-column-properties style:column-width="102.75pt" style:use-optimal-column-width="true"/>
    </style:style>
    <style:style style:name="ACOL-10" style:family="table-column">
      <style:table-column-properties style:column-width="96.75pt" style:use-optimal-column-width="true"/>
    </style:style>
    <style:style style:name="ACOL-11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 table:number-columns-repeated="9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9"/>
        <table:table-column table:default-cell-style-name="ACE-0" table:style-name="ACOL-0" table:number-columns-repeated="7"/>
        <table:table-column table:default-cell-style-name="ACE-0" table:style-name="ACOL-0" table:number-columns-repeated="207"/>
        <table:table-column table:style-name="ACOL-0" table:number-columns-repeated="1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25</text:p>
          </table:table-cell>
          <table:table-cell table:style-name="ACE-3" office:value-type="float" office:value="14.725">
            <text:p>14.72</text:p>
          </table:table-cell>
          <table:table-cell table:style-name="ACE-3" office:value-type="float" office:value="100.91667">
            <text:p>100.92</text:p>
          </table:table-cell>
          <table:table-cell table:style-name="ACE-0" office:value-type="float" office:value="5750">
            <text:p>5750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Gnumeric-default" office:value-type="string">
            <text:p>Somboon1988,SomboonThiramongkol199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24</text:p>
          </table:table-cell>
          <table:table-cell table:style-name="ACE-3" office:value-type="float" office:value="14">
            <text:p>14.00</text:p>
          </table:table-cell>
          <table:table-cell table:style-name="ACE-3" office:value-type="float" office:value="101">
            <text:p>101.00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148">
            <text:p>14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Gnumeric-default" office:value-type="string">
            <text:p>Somboon1988,SomboonThiramongkol1992,Sinsaku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26</text:p>
          </table:table-cell>
          <table:table-cell table:style-name="ACE-3" office:value-type="float" office:value="14">
            <text:p>14.00</text:p>
          </table:table-cell>
          <table:table-cell table:style-name="ACE-3" office:value-type="float" office:value="100.75">
            <text:p>100.75</text:p>
          </table:table-cell>
          <table:table-cell table:style-name="ACE-0" office:value-type="float" office:value="6830">
            <text:p>6830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Gnumeric-default" office:value-type="string">
            <text:p>Somboon1988,SomboonThiramongkol1992,Sinsaku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27</text:p>
          </table:table-cell>
          <table:table-cell table:style-name="ACE-3" office:value-type="float" office:value="13.91667">
            <text:p>13.92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6680">
            <text:p>6680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Gnumeric-default" office:value-type="string">
            <text:p>Somboon1988,SomboonThiramongkol1992,Sinsaku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28</text:p>
          </table:table-cell>
          <table:table-cell table:style-name="ACE-3" office:value-type="float" office:value="13.75">
            <text:p>13.75</text:p>
          </table:table-cell>
          <table:table-cell table:style-name="ACE-3" office:value-type="float" office:value="100.25">
            <text:p>100.25</text:p>
          </table:table-cell>
          <table:table-cell table:style-name="ACE-0" office:value-type="float" office:value="5670">
            <text:p>5670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Gnumeric-default" office:value-type="string">
            <text:p>Somboon1988,SomboonThiramongkol1992,Sinsaku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29</text:p>
          </table:table-cell>
          <table:table-cell table:style-name="ACE-3" office:value-type="float" office:value="13.75">
            <text:p>13.75</text:p>
          </table:table-cell>
          <table:table-cell table:style-name="ACE-3" office:value-type="float" office:value="100">
            <text:p>100.00</text:p>
          </table:table-cell>
          <table:table-cell table:style-name="ACE-0" office:value-type="float" office:value="6560">
            <text:p>6560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Gnumeric-default" office:value-type="string">
            <text:p>Somboon1988,SomboonThiramongkol1992,Sinsaku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30</text:p>
          </table:table-cell>
          <table:table-cell table:style-name="ACE-3" office:value-type="float" office:value="14">
            <text:p>14.00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6490">
            <text:p>6490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Gnumeric-default" office:value-type="string">
            <text:p>Somboon1988,SomboonThiramongkol1992,Sinsaku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31</text:p>
          </table:table-cell>
          <table:table-cell table:style-name="ACE-3" office:value-type="float" office:value="14">
            <text:p>14.00</text:p>
          </table:table-cell>
          <table:table-cell table:style-name="ACE-3" office:value-type="float" office:value="101">
            <text:p>101.00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6">
            <text:p>11.6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Gnumeric-default" office:value-type="string">
            <text:p>Somboon1988,SomboonThiramongkol1992,Sinsaku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32</text:p>
          </table:table-cell>
          <table:table-cell table:style-name="ACE-3" office:value-type="float" office:value="14">
            <text:p>14.00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5700000000000003">
            <text:p>−9.57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Gnumeric-default" office:value-type="string">
            <text:p>Somboon1988,SomboonThiramongkol1992,Sinsaku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33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4080">
            <text:p>4080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Gnumeric-default" office:value-type="string">
            <text:p>Somboon1988,SomboonThiramongkol1992,Sinsaku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34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2660">
            <text:p>26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Gnumeric-default" office:value-type="string">
            <text:p>Somboon1988,SomboonThiramongkol1992,Sinsaku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35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6010">
            <text:p>601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Gnumeric-default" office:value-type="string">
            <text:p>Somboon1988,SomboonThiramongkol1992,Sinsaku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36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5010">
            <text:p>501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Gnumeric-default" office:value-type="string">
            <text:p>Somboon1988,SomboonThiramongkol1992,Sinsaku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37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7910">
            <text:p>791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">
            <text:p>−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Gnumeric-default" office:value-type="string">
            <text:p>Somboon1988,SomboonThiramongkol1992,Sinsaku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38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1.05">
            <text:p>101.05</text:p>
          </table:table-cell>
          <table:table-cell table:style-name="ACE-0" office:value-type="float" office:value="6305">
            <text:p>6305</text:p>
          </table:table-cell>
          <table:table-cell table:style-name="ACE-0" office:value-type="float" office:value="312">
            <text:p>312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1">
            <text:p>−0.251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76000000000000001">
            <text:p>0.76</text:p>
          </table:table-cell>
          <table:table-cell table:style-name="Gnumeric-default" office:value-type="string">
            <text:p>SomboonThiramongkol199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39</text:p>
          </table:table-cell>
          <table:table-cell table:style-name="ACE-3" office:value-type="float" office:value="13.868410000000001">
            <text:p>13.87</text:p>
          </table:table-cell>
          <table:table-cell table:style-name="ACE-3" office:value-type="float" office:value="100.80929">
            <text:p>100.81</text:p>
          </table:table-cell>
          <table:table-cell table:style-name="ACE-0" office:value-type="float" office:value="7345">
            <text:p>7345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274">
            <text:p>7.274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1.05">
            <text:p>1.05</text:p>
          </table:table-cell>
          <table:table-cell table:style-name="Gnumeric-default" office:value-type="string">
            <text:p>SomboonThiramongkol199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42</text:p>
          </table:table-cell>
          <table:table-cell table:style-name="ACE-3" office:value-type="float" office:value="14.023709999999999">
            <text:p>14.02</text:p>
          </table:table-cell>
          <table:table-cell table:style-name="ACE-3" office:value-type="float" office:value="100.77255">
            <text:p>100.77</text:p>
          </table:table-cell>
          <table:table-cell table:style-name="ACE-0" office:value-type="float" office:value="7055">
            <text:p>7055</text:p>
          </table:table-cell>
          <table:table-cell table:style-name="ACE-0" office:value-type="float" office:value="227">
            <text:p>227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109999999999999">
            <text:p>−2.811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Gnumeric-default" office:value-type="string">
            <text:p>SomboonThiramongkol199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45</text:p>
          </table:table-cell>
          <table:table-cell table:style-name="ACE-3" office:value-type="float" office:value="14.33826">
            <text:p>14.34</text:p>
          </table:table-cell>
          <table:table-cell table:style-name="ACE-3" office:value-type="float" office:value="100.95968000000001">
            <text:p>100.96</text:p>
          </table:table-cell>
          <table:table-cell table:style-name="ACE-0" office:value-type="float" office:value="6545">
            <text:p>6545</text:p>
          </table:table-cell>
          <table:table-cell table:style-name="ACE-0" office:value-type="float" office:value="461">
            <text:p>461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26">
            <text:p>−0.12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Gnumeric-default" office:value-type="string">
            <text:p>SomboonThiramongkol199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46</text:p>
          </table:table-cell>
          <table:table-cell table:style-name="ACE-3" office:value-type="float" office:value="14.33826">
            <text:p>14.34</text:p>
          </table:table-cell>
          <table:table-cell table:style-name="ACE-3" office:value-type="float" office:value="100.95968000000001">
            <text:p>100.96</text:p>
          </table:table-cell>
          <table:table-cell table:style-name="ACE-0" office:value-type="float" office:value="6835">
            <text:p>6835</text:p>
          </table:table-cell>
          <table:table-cell table:style-name="ACE-0" office:value-type="float" office:value="294">
            <text:p>294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4900000000000002">
            <text:p>0.649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Gnumeric-default" office:value-type="string">
            <text:p>SomboonThiramongkol199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47</text:p>
          </table:table-cell>
          <table:table-cell table:style-name="ACE-3" office:value-type="float" office:value="14.33826">
            <text:p>14.34</text:p>
          </table:table-cell>
          <table:table-cell table:style-name="ACE-3" office:value-type="float" office:value="100.95968000000001">
            <text:p>100.96</text:p>
          </table:table-cell>
          <table:table-cell table:style-name="ACE-0" office:value-type="float" office:value="6725">
            <text:p>6725</text:p>
          </table:table-cell>
          <table:table-cell table:style-name="ACE-0" office:value-type="float" office:value="312">
            <text:p>312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2599999999999996">
            <text:p>−0.82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Gnumeric-default" office:value-type="string">
            <text:p>SomboonThiramongkol199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48</text:p>
          </table:table-cell>
          <table:table-cell table:style-name="ACE-3" office:value-type="float" office:value="14.33826">
            <text:p>14.34</text:p>
          </table:table-cell>
          <table:table-cell table:style-name="ACE-3" office:value-type="float" office:value="100.95968000000001">
            <text:p>100.96</text:p>
          </table:table-cell>
          <table:table-cell table:style-name="ACE-0" office:value-type="float" office:value="5855">
            <text:p>5855</text:p>
          </table:table-cell>
          <table:table-cell table:style-name="ACE-0" office:value-type="float" office:value="490">
            <text:p>490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759999999999999">
            <text:p>−1.37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Gnumeric-default" office:value-type="string">
            <text:p>SomboonThiramongkol199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49</text:p>
          </table:table-cell>
          <table:table-cell table:style-name="ACE-3" office:value-type="float" office:value="14.33826">
            <text:p>14.34</text:p>
          </table:table-cell>
          <table:table-cell table:style-name="ACE-3" office:value-type="float" office:value="100.95968000000001">
            <text:p>100.96</text:p>
          </table:table-cell>
          <table:table-cell table:style-name="ACE-0" office:value-type="float" office:value="7025">
            <text:p>7025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260000000000001">
            <text:p>−1.32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Gnumeric-default" office:value-type="string">
            <text:p>SomboonThiramongkol199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60</text:p>
          </table:table-cell>
          <table:table-cell table:style-name="ACE-3" office:value-type="float" office:value="13.77984">
            <text:p>13.78</text:p>
          </table:table-cell>
          <table:table-cell table:style-name="ACE-3" office:value-type="float" office:value="100.28355000000001">
            <text:p>100.28</text:p>
          </table:table-cell>
          <table:table-cell table:style-name="ACE-0" office:value-type="float" office:value="7425">
            <text:p>7425</text:p>
          </table:table-cell>
          <table:table-cell table:style-name="ACE-0" office:value-type="float" office:value="211">
            <text:p>211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200000000000002">
            <text:p>−3.22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Gnumeric-default" office:value-type="string">
            <text:p>SomboonThiramongkol199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40</text:p>
          </table:table-cell>
          <table:table-cell table:style-name="ACE-3" office:value-type="float" office:value="13.91667">
            <text:p>13.92</text:p>
          </table:table-cell>
          <table:table-cell table:style-name="ACE-3" office:value-type="float" office:value="101.05">
            <text:p>101.05</text:p>
          </table:table-cell>
          <table:table-cell table:style-name="ACE-0" office:value-type="float" office:value="7605">
            <text:p>7605</text:p>
          </table:table-cell>
          <table:table-cell table:style-name="ACE-0" office:value-type="float" office:value="219">
            <text:p>219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774">
            <text:p>5.7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Gnumeric-default" office:value-type="string">
            <text:p>SomboonThiramongko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41</text:p>
          </table:table-cell>
          <table:table-cell table:style-name="ACE-3" office:value-type="float" office:value="13.91667">
            <text:p>13.92</text:p>
          </table:table-cell>
          <table:table-cell table:style-name="ACE-3" office:value-type="float" office:value="101.58333">
            <text:p>101.58</text:p>
          </table:table-cell>
          <table:table-cell table:style-name="ACE-0" office:value-type="float" office:value="6045">
            <text:p>6045</text:p>
          </table:table-cell>
          <table:table-cell table:style-name="ACE-0" office:value-type="float" office:value="348">
            <text:p>348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1239999999999997">
            <text:p>7.12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Gnumeric-default" office:value-type="string">
            <text:p>SomboonThiramongko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43</text:p>
          </table:table-cell>
          <table:table-cell table:style-name="ACE-3" office:value-type="float" office:value="14.033329999999999">
            <text:p>14.03</text:p>
          </table:table-cell>
          <table:table-cell table:style-name="ACE-3" office:value-type="float" office:value="101">
            <text:p>101.00</text:p>
          </table:table-cell>
          <table:table-cell table:style-name="ACE-0" office:value-type="float" office:value="7225">
            <text:p>7225</text:p>
          </table:table-cell>
          <table:table-cell table:style-name="ACE-0" office:value-type="float" office:value="204">
            <text:p>204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26">
            <text:p>−3.22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Gnumeric-default" office:value-type="string">
            <text:p>SomboonThiramongko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44</text:p>
          </table:table-cell>
          <table:table-cell table:style-name="ACE-3" office:value-type="float" office:value="14.033329999999999">
            <text:p>14.03</text:p>
          </table:table-cell>
          <table:table-cell table:style-name="ACE-3" office:value-type="float" office:value="101">
            <text:p>101.00</text:p>
          </table:table-cell>
          <table:table-cell table:style-name="ACE-0" office:value-type="float" office:value="7665">
            <text:p>7665</text:p>
          </table:table-cell>
          <table:table-cell table:style-name="ACE-0" office:value-type="float" office:value="219">
            <text:p>219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759999999999999">
            <text:p>−3.37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Gnumeric-default" office:value-type="string">
            <text:p>SomboonThiramongko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51</text:p>
          </table:table-cell>
          <table:table-cell table:style-name="ACE-3" office:value-type="float" office:value="14.033329999999999">
            <text:p>14.03</text:p>
          </table:table-cell>
          <table:table-cell table:style-name="ACE-3" office:value-type="float" office:value="100">
            <text:p>100.00</text:p>
          </table:table-cell>
          <table:table-cell table:style-name="ACE-0" office:value-type="float" office:value="7095">
            <text:p>7095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200000000000001">
            <text:p>−1.32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Gnumeric-default" office:value-type="string">
            <text:p>SomboonThiramongko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52</text:p>
          </table:table-cell>
          <table:table-cell table:style-name="ACE-3" office:value-type="float" office:value="14.033329999999999">
            <text:p>14.03</text:p>
          </table:table-cell>
          <table:table-cell table:style-name="ACE-3" office:value-type="float" office:value="100">
            <text:p>100.00</text:p>
          </table:table-cell>
          <table:table-cell table:style-name="ACE-0" office:value-type="float" office:value="7335">
            <text:p>7335</text:p>
          </table:table-cell>
          <table:table-cell table:style-name="ACE-0" office:value-type="float" office:value="227">
            <text:p>227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79500000000000004">
            <text:p>−0.795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Gnumeric-default" office:value-type="string">
            <text:p>SomboonThiramongko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53</text:p>
          </table:table-cell>
          <table:table-cell table:style-name="ACE-3" office:value-type="float" office:value="14.033329999999999">
            <text:p>14.03</text:p>
          </table:table-cell>
          <table:table-cell table:style-name="ACE-3" office:value-type="float" office:value="100">
            <text:p>100.00</text:p>
          </table:table-cell>
          <table:table-cell table:style-name="ACE-0" office:value-type="float" office:value="7635">
            <text:p>7635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8049999999999997">
            <text:p>5.805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Gnumeric-default" office:value-type="string">
            <text:p>SomboonThiramongko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56</text:p>
          </table:table-cell>
          <table:table-cell table:style-name="ACE-3" office:value-type="float" office:value="14.41667">
            <text:p>14.42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5865">
            <text:p>5865</text:p>
          </table:table-cell>
          <table:table-cell table:style-name="ACE-0" office:value-type="float" office:value="339">
            <text:p>339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3">
            <text:p>2.23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Gnumeric-default" office:value-type="string">
            <text:p>SomboonThiramongko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59</text:p>
          </table:table-cell>
          <table:table-cell table:style-name="ACE-3" office:value-type="float" office:value="14">
            <text:p>14.00</text:p>
          </table:table-cell>
          <table:table-cell table:style-name="ACE-3" office:value-type="float" office:value="100">
            <text:p>100.00</text:p>
          </table:table-cell>
          <table:table-cell table:style-name="ACE-0" office:value-type="float" office:value="7345">
            <text:p>7345</text:p>
          </table:table-cell>
          <table:table-cell table:style-name="ACE-0" office:value-type="float" office:value="227">
            <text:p>227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Gnumeric-default" office:value-type="string">
            <text:p>SomboonThiramongko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Chao_Phray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61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0">
            <text:p>100.00</text:p>
          </table:table-cell>
          <table:table-cell table:style-name="ACE-0" office:value-type="float" office:value="6665">
            <text:p>6665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6400000000000001">
            <text:p>0.16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Gnumeric-default" office:value-type="string">
            <text:p>SomboonThiramongkol1992,HortonEtal2005</text:p>
          </table:table-cell>
          <table:table-cell table:number-columns-repeated="239" table:style-name="ACE-0"/>
          <table:table-cell table:style-name="Gnumeric-default"/>
        </table:table-row>
        <table:table-row table:style-name="AROW-0" table:number-rows-repeated="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0" table:style-name="ACE-0"/>
          <table:table-cell table:style-name="Gnumeric-default"/>
        </table:table-row>
        <table:table-row table:style-name="AROW-1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0" table:style-name="ACE-0"/>
          <table:table-cell table:style-name="Gnumeric-default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0" table:style-name="ACE-0"/>
          <table:table-cell table:style-name="Gnumeric-default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3">
          <table:table-cell table:number-columns-repeated="255" table:style-name="ACE-0"/>
          <table:table-cell table:style-name="Gnumeric-default"/>
        </table:table-row>
        <table:table-row table:style-name="AROW-0" table:number-rows-repeated="4">
          <table:table-cell table:number-columns-repeated="17" table:style-name="ACE-0"/>
          <table:table-cell table:number-columns-repeated="18" table:style-name="Gnumeric-default"/>
          <table:table-cell table:number-columns-repeated="220" table:style-name="ACE-0"/>
          <table:table-cell table:style-name="Gnumeric-default"/>
        </table:table-row>
        <table:table-row table:style-name="AROW-0">
          <table:table-cell table:number-columns-repeated="17" table:style-name="ACE-0"/>
          <table:table-cell table:number-columns-repeated="20" table:style-name="Gnumeric-default"/>
          <table:table-cell table:number-columns-repeated="218" table:style-name="ACE-0"/>
          <table:table-cell table:style-name="Gnumeric-default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5" gnm:cursor-row="1">
          <gnm:selection gnm:start-col="15" gnm:start-row="1" gnm:end-col="15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9T08:44:07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